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9" style:parent-style-name="Fuentedepárrafopredeter." style:family="text">
      <style:text-properties style:font-size-complex="11pt"/>
    </style:style>
    <style:style style:name="T10" style:parent-style-name="Fuentedepárrafopredeter." style:family="text">
      <style:text-properties style:font-size-complex="11pt"/>
    </style:style>
  </office:automatic-styles>
  <office:body>
    <office:text text:use-soft-page-breaks="true">
      <text:p text:style-name="P1"><text:a xlink:href="py3o://for=%22obj%20in%20objects%22" office:target-frame-name="_top" xlink:show="replace"><text:span text:style-name="T9">for="obj in objects"</text:span></text:a></text:p>
      <text:p text:style-name="Standard"><text:a xlink:href="py3o://with=%22lang=obj.partner_id.lang%20or%20'en_US'%22" office:target-frame-name="_top" xlink:show="replace"><text:span text:style-name="T10">with="lang=obj.partner_id.lang or 'en_US'"</text:span></text:a></text:p>
      <text:p text:style-name="Standard"><text:a xlink:href="py3o://with=%22o=obj.with_context(lang=lang)%22" office:target-frame-name="_top" xlink:show="replace">with="o=obj.with_context(lang=lang)"</text:a></text:p>
      <text:p text:style-name="Standard"><text:a xlink:href="py3o://with=%22is_proforma=report_xml.report_name=='sale.report_saleorder_pro_forma'%20or%20obj._context.get('proforma')%22" office:target-frame-name="_top" xlink:show="replace">with="is_proforma=report_xml.report_name=='sale.report_saleorder_pro_forma' or obj._context.get('proforma')"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TableMainHeader" style:display-name="Table Main Header" style:family="paragraph" style:parent-style-name="Standard">
      <style:paragraph-properties fo:text-align="center"/>
      <style:text-properties fo:font-weight="bold" style:font-weight-asian="bold" style:font-size-complex="11pt" fo:hyphenate="false"/>
    </style:style>
    <style:style style:name="TableMainContentLeft" style:display-name="Table Main Content Left" style:family="paragraph" style:parent-style-name="Standard">
      <style:text-properties fo:font-size="10.5pt" style:font-size-asian="10.5pt" fo:hyphenate="false"/>
    </style:style>
    <style:style style:name="TableBottomsmallHeader" style:display-name="Table Bottom small Header" style:family="paragraph" style:parent-style-name="Standard">
      <style:paragraph-properties fo:text-align="center"/>
      <style:text-properties fo:font-weight="bold" style:font-weight-asian="bold" fo:font-size="10.5pt" style:font-size-asian="10.5pt" fo:hyphenate="false"/>
    </style:style>
    <style:style style:name="TableBottomsmallContentLeft" style:display-name="Table Bottom small Content Left" style:family="paragraph" style:parent-style-name="Standard">
      <style:text-properties fo:font-size="10.5pt" style:font-size-asian="10.5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MainContentRight" style:display-name="Table Main Content Right" style:family="paragraph" style:parent-style-name="TableMainContentLeft">
      <style:paragraph-properties fo:text-align="end"/>
      <style:text-properties fo:hyphenate="false"/>
    </style:style>
    <style:style style:name="TableTotalsHeader" style:display-name="Table Totals Header" style:family="paragraph" style:parent-style-name="TableTotalsContent">
      <style:text-properties fo:font-weight="bold" style:font-weight-asian="bold" fo:font-size="11pt" style:font-size-asian="11pt" fo:hyphenate="false"/>
    </style:style>
    <style:style style:name="TableTotalsContent" style:display-name="Table Totals Content" style:family="paragraph" style:parent-style-name="Standard">
      <style:paragraph-properties fo:text-align="end"/>
      <style:text-properties fo:font-size="10.5pt" style:font-size-asian="10.5pt" fo:hyphenate="false"/>
    </style:style>
    <style:style style:name="TableTotalsContentHighlight" style:display-name="Table Totals Content Highlight" style:family="paragraph" style:parent-style-name="TableTotalsContent">
      <style:text-properties fo:font-weight="bold" style:font-weight-asian="bold" fo:hyphenate="false"/>
    </style:style>
    <style:style style:name="TableBottomsmallContentRight" style:display-name="Table Bottom small Content Right" style:family="paragraph" style:parent-style-name="TableBottomsmallContentLeft">
      <style:paragraph-properties fo:text-align="end"/>
      <style:text-properties fo:font-size="11pt" style:font-size-asian="11pt" style:font-size-complex="11pt" fo:hyphenate="false"/>
    </style:style>
    <style:style style:name="Smallnewline" style:display-name="Small new line" style:family="paragraph" style:parent-style-name="Standard">
      <style:text-properties fo:font-size="10.5pt" style:font-size-asian="10.5pt" fo:hyphenate="false"/>
    </style:style>
    <style:style style:name="TableHeadercenter" style:display-name="Table Header center" style:family="paragraph" style:parent-style-name="TableHeading">
      <style:paragraph-properties fo:text-align="center"/>
      <style:text-properties fo:hyphenate="false"/>
    </style:style>
    <style:style style:name="TableBottomsmallContentCenter" style:display-name="Table Bottom small Content Center" style:family="paragraph" style:parent-style-name="TableBottomsmallContentRight">
      <style:paragraph-properties fo:text-align="center"/>
      <style:text-properties fo:hyphenate="false"/>
    </style:style>
    <style:style style:name="Piedepágina" style:display-name="Pie de página" style:family="paragraph" style:parent-style-name="Standard">
      <style:paragraph-properties text:number-lines="false" fo:text-align="center">
        <style:tab-stops>
          <style:tab-stop style:type="center" style:position="3.7006in"/>
          <style:tab-stop style:type="right" style:position="7.4013in"/>
        </style:tab-stops>
      </style:paragraph-properties>
      <style:text-properties fo:font-size="10.5pt" style:font-size-asian="10.5pt" fo:hyphenate="false"/>
    </style:style>
    <style:style style:name="Adresse" style:display-name="Adresse" style:family="paragraph" style:parent-style-name="Standard">
      <style:text-properties fo:font-size="10.5pt" style:font-size-asian="10.5pt" fo:hyphenate="false"/>
    </style:style>
    <style:style style:name="TableMainContentCenter" style:display-name="Table Main Content Center" style:family="paragraph" style:parent-style-name="TableMainContentLeft">
      <style:paragraph-properties fo:text-align="center"/>
      <style:text-properties fo:hyphenate="false"/>
    </style:style>
    <style:style style:name="TableMainSubtotal" style:display-name="Table Main Subtotal" style:family="paragraph" style:parent-style-name="Standard">
      <style:paragraph-properties fo:text-align="end"/>
      <style:text-properties fo:font-weight="bold" style:font-weight-asian="bold" fo:font-style="italic" style:font-style-asian="italic" fo:font-size="10.5pt" style:font-size-asian="10.5pt" fo:hyphenate="false"/>
    </style:style>
    <style:style style:name="TableMainCategoryTitle" style:display-name="Table Main Category Title" style:family="paragraph" style:parent-style-name="TableMainSubtotal">
      <style:paragraph-properties fo:text-align="start"/>
      <style:text-properties fo:font-style="normal" style:font-style-asian="normal" fo:hyphenate="false"/>
    </style:style>
    <style:style style:name="TableMainContentSmallLeft" style:display-name="Table Main Content Small Left" style:family="paragraph" style:parent-style-name="TableMainContentLeft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541in" fo:margin-left="0.2756in" fo:margin-bottom="0.3541in" fo:margin-right="0.2756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75in"/>
      </style:header-style>
      <style:footer-style>
        <style:header-footer-properties style:dynamic-spacing="true" fo:min-height="0.275in"/>
      </style:footer-style>
    </style:page-layout>
    <style:style style:name="TableColumn3" style:family="table-column">
      <style:table-column-properties style:column-width="1.5951in" style:use-optimal-column-width="false"/>
    </style:style>
    <style:style style:name="TableColumn4" style:family="table-column">
      <style:table-column-properties style:column-width="6.1215in" style:use-optimal-column-width="false"/>
    </style:style>
    <style:style style:name="Table2" style:family="table">
      <style:table-properties style:width="7.7166in" style:rel-width="100%" fo:margin-left="0in" table:align="left"/>
    </style:style>
    <style:style style:name="TableRow5" style:family="table-row">
      <style:table-row-properties style:min-row-height="0.5472in"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Standard" style:family="paragraph">
      <style:text-properties fo:font-size="4pt" style:font-size-asian="4pt" style:font-size-complex="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><draw:frame draw:id="id0" draw:style-name="a0" draw:name="py3o.image(objects[0].company_id.partner_id.image_256, 'png', height='1.3cm', isb64=True)" text:anchor-type="as-char" svg:x="0in" svg:y="0in" svg:width="1.15417in" svg:height="0.33542in" style:rel-width="scale" style:rel-height="scale"><draw:text-box><text:p text:style-name="Framecontents"/></draw:text-box><svg:title/><svg:desc/></draw:frame></text:p>
            </table:table-cell>
            <table:table-cell table:style-name="TableCell7">
              <text:p text:style-name="Encabezado"><text:text-input text:description="py3o://function=">[company_header]</text:text-input></text:p>
            </table:table-cell>
          </table:table-row>
        </table:table>
        <text:p text:style-name="P8"/>
      </style:header>
      <style:footer>
        <text:p text:style-name="Piedepágina">Page<text:s/><text:page-number text:fixed="false">4</text:page-number><text:s/>/<text:s/>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drigo Loza</dc:creator>
    <meta:creation-date>2016-12-12T23:20:00Z</meta:creation-date>
    <dc:date>2024-02-15T19:15:00Z</dc:date>
    <meta:template xlink:href="Normal.dotm" xlink:type="simple"/>
    <meta:editing-cycles>644</meta:editing-cycles>
    <meta:editing-duration>PT207360S</meta:editing-duration>
    <meta:document-statistic meta:page-count="1" meta:paragraph-count="1" meta:word-count="80" meta:character-count="524" meta:row-count="3" meta:non-whitespace-character-count="445"/>
  </office:meta>
</office:document-meta>
</file>